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_0_37__32_-_32_Accent3" style:data-style-name="N0">
      <style:table-cell-properties fo:border="thin solid #B2B2B2" style:vertical-align="automatic" fo:background-color="#C9C9C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Output" style:data-style-name="N0">
      <style:table-cell-properties fo:border="thin solid #3F3F3F" style:vertical-align="middle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4" style:family="table-cell" style:parent-style-name="Output" style:data-style-name="N0">
      <style:table-cell-properties fo:border="thin solid #3F3F3F" style:vertical-align="middle" fo:wrap-option="wrap" fo:background-color="#F2F2F2"/>
      <style:text-properties fo:color="#3F3F3F" fo:font-weight="bold" style:font-weight-asian="bold" style:font-weight-complex="bold"/>
    </style:style>
    <style:style style:name="ce5" style:family="table-cell" style:parent-style-name="Output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ce6" style:family="table-cell" style:parent-style-name="Note" style:data-style-name="N0">
      <style:table-cell-properties fo:border="thin solid #B2B2B2" style:vertical-align="middle" fo:wrap-option="wrap" fo:background-color="#FFFFCC" style:repeat-content="false"/>
      <style:paragraph-properties fo:text-align="center"/>
      <style:text-properties fo:color="#3F3F3F" fo:font-weight="bold" style:font-weight-asian="bold" style:font-weight-complex="bold"/>
    </style:style>
    <style:style style:name="ce7" style:family="table-cell" style:parent-style-name="Output" style:data-style-name="N0">
      <style:table-cell-properties fo:border="thin solid #3F3F3F" style:vertical-align="middle" fo:wrap-option="wrap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8" style:family="table-cell" style:parent-style-name="Good" style:data-style-name="N0">
      <style:table-cell-properties fo:border="thin solid #3F3F3F" style:vertical-align="middle" fo:background-color="#C6EFCE" style:repeat-content="false"/>
      <style:paragraph-properties fo:text-align="center"/>
      <style:text-properties fo:color="#006100" fo:font-size="20pt" style:font-size-asian="20pt" style:font-size-complex="20pt" fo:font-weight="bold" style:font-weight-asian="bold" style:font-weight-complex="bold"/>
    </style:style>
    <style:style style:name="ce9" style:family="table-cell" style:parent-style-name="Input" style:data-style-name="N0">
      <style:table-cell-properties fo:border="thin solid #7F7F7F" style:vertical-align="middle" fo:wrap-option="wrap" fo:background-color="#FFCC99" style:repeat-content="false"/>
      <style:paragraph-properties fo:text-align="center"/>
      <style:text-properties fo:color="#3F3F76" fo:font-weight="bold" style:font-weight-asian="bold" style:font-weight-complex="bold"/>
    </style:style>
    <style:style style:name="ce10" style:family="table-cell" style:parent-style-name="Bad" style:data-style-name="N0">
      <style:table-cell-properties fo:border="thin solid #3F3F3F" style:vertical-align="middle" fo:background-color="#FFC7CE" style:repeat-content="false"/>
      <style:paragraph-properties fo:text-align="center"/>
      <style:text-properties fo:color="#9C0006" fo:font-size="20pt" style:font-size-asian="20pt" style:font-size-complex="20pt" fo:font-weight="bold" style:font-weight-asian="bold" style:font-weight-complex="bold"/>
    </style:style>
    <style:style style:name="ce11" style:family="table-cell" style:parent-style-name="Input" style:data-style-name="N0">
      <style:table-cell-properties fo:border="thin solid #7F7F7F" style:vertical-align="middle" fo:wrap-option="wrap" fo:background-color="#FFCC99" style:repeat-content="false"/>
      <style:paragraph-properties fo:text-align="center"/>
      <style:text-properties fo:color="#3F3F76"/>
    </style:style>
    <style:style style:name="ce12" style:family="table-cell" style:parent-style-name="_54_0_37__32_-_32_Accent3" style:data-style-name="N0">
      <style:table-cell-properties fo:border="thin solid #B2B2B2" style:vertical-align="automatic" fo:background-color="#C9C9C9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3" style:family="table-cell" style:parent-style-name="Output" style:data-style-name="N0">
      <style:table-cell-properties fo:border="thin solid #3F3F3F" style:vertical-align="automatic" fo:wrap-option="wrap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T1" style:family="text" style:parent-style-name="Default">
      <style:text-properties fo:color="#3F3F3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3F3F3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8.06979166666667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10.2922916666667cm"/>
    </style:style>
    <style:style style:name="co5" style:family="table-column">
      <style:table-column-properties fo:break-before="auto" style:column-width="13.0175cm"/>
    </style:style>
    <style:style style:name="co6" style:family="table-column">
      <style:table-column-properties fo:break-before="auto" style:column-width="10.1864583333333cm"/>
    </style:style>
    <style:style style:name="co7" style:family="table-column">
      <style:table-column-properties fo:break-before="auto" style:column-width="6.32354166666667cm"/>
    </style:style>
    <style:style style:name="co8" style:family="table-column">
      <style:table-column-properties fo:break-before="auto" style:column-width="8.651875cm"/>
    </style:style>
    <style:style style:name="co9" style:family="table-column">
      <style:table-column-properties fo:break-before="auto" style:column-width="8.83708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82.5pt" style:use-optimal-row-height="false" fo:break-before="auto"/>
    </style:style>
    <style:style style:name="ro3" style:family="table-row">
      <style:table-row-properties style:row-height="81.75pt" style:use-optimal-row-height="false" fo:break-before="auto"/>
    </style:style>
    <style:style style:name="ro4" style:family="table-row">
      <style:table-row-properties style:row-height="96pt" style:use-optimal-row-height="false" fo:break-before="auto"/>
    </style:style>
    <style:style style:name="ro5" style:family="table-row">
      <style:table-row-properties style:row-height="102pt" style:use-optimal-row-height="false" fo:break-before="auto"/>
    </style:style>
    <style:style style:name="ro6" style:family="table-row">
      <style:table-row-properties style:row-height="102.75pt" style:use-optimal-row-height="false" fo:break-before="auto"/>
    </style:style>
    <style:style style:name="ro7" style:family="table-row">
      <style:table-row-properties style:row-height="105.75pt" style:use-optimal-row-height="false" fo:break-before="auto"/>
    </style:style>
    <style:style style:name="ro8" style:family="table-row">
      <style:table-row-properties style:row-height="140.25pt" style:use-optimal-row-height="false" fo:break-before="auto"/>
    </style:style>
    <style:style style:name="ro9" style:family="table-row">
      <style:table-row-properties style:row-height="153.75pt" style:use-optimal-row-height="false" fo:break-before="auto"/>
    </style:style>
    <style:style style:name="ro10" style:family="table-row">
      <style:table-row-properties style:row-height="229.5pt" style:use-optimal-row-height="false" fo:break-before="auto"/>
    </style:style>
    <style:style style:name="ro11" style:family="table-row">
      <style:table-row-properties style:row-height="154.5pt" style:use-optimal-row-height="false" fo:break-before="auto"/>
    </style:style>
    <style:style style:name="ro12" style:family="table-row">
      <style:table-row-properties style:row-height="164.25pt" style:use-optimal-row-height="false" fo:break-before="auto"/>
    </style:style>
    <style:style style:name="ro13" style:family="table-row">
      <style:table-row-properties style:row-height="189.75pt" style:use-optimal-row-height="false" fo:break-before="auto"/>
    </style:style>
    <style:style style:name="ro14" style:family="table-row">
      <style:table-row-properties style:row-height="216.75pt" style:use-optimal-row-height="false" fo:break-before="auto"/>
    </style:style>
    <style:style style:name="ro15" style:family="table-row">
      <style:table-row-properties style:row-height="113.25pt" style:use-optimal-row-height="false" fo:break-before="auto"/>
    </style:style>
    <style:style style:name="ro16" style:family="table-row">
      <style:table-row-properties style:row-height="144pt" style:use-optimal-row-height="false" fo:break-before="auto"/>
    </style:style>
    <style:style style:name="ro17" style:family="table-row">
      <style:table-row-properties style:row-height="93pt" style:use-optimal-row-height="false" fo:break-before="auto"/>
    </style:style>
    <style:style style:name="ro18" style:family="table-row">
      <style:table-row-properties style:row-height="70.5pt" style:use-optimal-row-height="false" fo:break-before="auto"/>
    </style:style>
    <style:style style:name="ro19" style:family="table-row">
      <style:table-row-properties style:row-height="73.5pt" style:use-optimal-row-height="false" fo:break-before="auto"/>
    </style:style>
    <style:style style:name="ro20" style:family="table-row">
      <style:table-row-properties style:row-height="95.25pt" style:use-optimal-row-height="false" fo:break-before="auto"/>
    </style:style>
    <style:style style:name="ro21" style:family="table-row">
      <style:table-row-properties style:row-height="143.25pt" style:use-optimal-row-height="false" fo:break-before="auto"/>
    </style:style>
    <style:style style:name="ro22" style:family="table-row">
      <style:table-row-properties style:row-height="120pt" style:use-optimal-row-height="false" fo:break-before="auto"/>
    </style:style>
    <style:style style:name="ro2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2">
            <text:p>ID</text:p>
          </table:table-cell>
          <table:table-cell office:value-type="string" table:style-name="ce12">
            <text:p>Descripción</text:p>
          </table:table-cell>
          <table:table-cell office:value-type="string" table:style-name="ce12">
            <text:p>Section</text:p>
          </table:table-cell>
          <table:table-cell office:value-type="string" table:style-name="ce12">
            <text:p>Pre-condiciones</text:p>
          </table:table-cell>
          <table:table-cell office:value-type="string" table:style-name="ce12">
            <text:p>Paso a paso</text:p>
          </table:table-cell>
          <table:table-cell office:value-type="string" table:style-name="ce12">
            <text:p>Resultado Esperado</text:p>
          </table:table-cell>
          <table:table-cell office:value-type="string" table:style-name="ce12">
            <text:p>Estado</text:p>
          </table:table-cell>
          <table:table-cell office:value-type="string" table:style-name="ce12">
            <text:p>Resultado Obtenido</text:p>
          </table:table-cell>
          <table:table-cell office:value-type="string" table:style-name="ce2">
            <text:p>Observacione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icket_Disney_TC01</text:p>
          </table:table-cell>
          <table:table-cell office:value-type="string" table:style-name="ce4">
            <text:p>Se muestra la fecha seleccionada correctamente</text:p>
          </table:table-cell>
          <table:table-cell office:value-type="string" table:style-name="ce5">
            <text:p>Ticket Disney</text:p>
          </table:table-cell>
          <table:table-cell office:value-type="string" table:style-name="ce6">
            <text:p/>
            <text:p>1. <text:s/>Estar en la sección de Ticket Disney</text:p>
          </table:table-cell>
          <table:table-cell office:value-type="string" table:style-name="ce7">
            <text:p>1. <text:s/>Seleccionar el campo de Fecha</text:p>
            <text:p>2. Seleccionar una fecha valida<text:span text:style-name="T2"><text:s/></text:span></text:p>
            <text:p>3. Click en el boton "Listo"</text:p>
            <text:p/>
          </table:table-cell>
          <table:table-cell office:value-type="string" table:style-name="ce7">
            <text:p>Al seleccionar una fecha en el <text:s/>pop-up con el calendario, se deberia mostrar la fecha seleccionada en el campo de fechas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La fecha seleccionada se muestra en el campo correctamente</text:p>
          </table:table-cell>
          <table:table-cell table:style-name="ce7"/>
          <table:table-cell table:number-columns-repeated="16375"/>
        </table:table-row>
        <table:table-row table:style-name="ro3">
          <table:table-cell office:value-type="string" table:style-name="ce3">
            <text:p>Ticket_Disney_TC02</text:p>
          </table:table-cell>
          <table:table-cell office:value-type="string" table:style-name="ce4">
            <text:p>Se muestra la cantidad de pasajeros seleccionada correctamente</text:p>
          </table:table-cell>
          <table:table-cell office:value-type="string" table:style-name="ce5">
            <text:p>Ticket Disney</text:p>
          </table:table-cell>
          <table:table-cell office:value-type="string" table:style-name="ce6">
            <text:p/>
            <text:p>1. <text:s/>Estar en la sección de Ticket Disney</text:p>
            <text:p>2. Por cada viaje con Niños al menos un (1) Adulto</text:p>
          </table:table-cell>
          <table:table-cell office:value-type="string" table:style-name="ce7">
            <text:p>1. <text:s/>Seleccionar el campo de Pasajeros</text:p>
            <text:p>2. Click en el boton de "+" (Agregar) de Adultos</text:p>
            <text:p>3. Click en el boton de "+" (Agregar) de Niños</text:p>
            <text:p/>
          </table:table-cell>
          <table:table-cell office:value-type="string" table:style-name="ce7">
            <text:p>Se deberia mostrar la cantidad de pasajeros seleccionados correcta<text:s/>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la cantidad de pasajeros deseada.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3">
            <text:p>Ticket_Disney_TC03</text:p>
          </table:table-cell>
          <table:table-cell office:value-type="string" table:style-name="ce4">
            <text:p>Se muestra la cantidad de días correctamente</text:p>
          </table:table-cell>
          <table:table-cell office:value-type="string" table:style-name="ce5">
            <text:p>Ticket Disney</text:p>
          </table:table-cell>
          <table:table-cell office:value-type="string" table:style-name="ce6">
            <text:p/>
            <text:p>1. <text:s/>Estar en la sección de Ticket Disney</text:p>
            <text:p>2. Minimo un (1) día de viaje</text:p>
            <text:p>3. Maximo treinta (30) días de viaje</text:p>
          </table:table-cell>
          <table:table-cell office:value-type="string" table:style-name="ce7">
            <text:p>1. <text:s/>Seleccionar el campo de <text:s/>¿Cuántos días en los parques?</text:p>
            <text:p>2. Cambiar la cantidad de días a cinco (5)</text:p>
            <text:p/>
          </table:table-cell>
          <table:table-cell office:value-type="string" table:style-name="ce7">
            <text:p>Se deberia mostrar la cantidad de días seleccionados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la cantidad de días seleccioandos</text:p>
          </table:table-cell>
          <table:table-cell table:style-name="ce7"/>
          <table:table-cell table:number-columns-repeated="16375"/>
        </table:table-row>
        <table:table-row table:style-name="ro5">
          <table:table-cell office:value-type="string" table:style-name="ce3">
            <text:p>Ticket_Disney_TC04</text:p>
          </table:table-cell>
          <table:table-cell office:value-type="string" table:style-name="ce5">
            <text:p>Seleccionar Planes</text:p>
          </table:table-cell>
          <table:table-cell office:value-type="string" table:style-name="ce5">
            <text:p>Planes Disney Parks</text:p>
          </table:table-cell>
          <table:table-cell office:value-type="string" table:style-name="ce6">
            <text:p>1. Estar en la sección de Ticket Disney</text:p>
            <text:p>2. Fecha, pasajeros y días de viaje seleccionados</text:p>
          </table:table-cell>
          <table:table-cell office:value-type="string" table:style-name="ce7">
            <text:p>1. Click en el boton "Buscar"</text:p>
            <text:p>2. Click en el boton "Seleccionar" de uno de los planes disponibles (Theme Park Base)</text:p>
          </table:table-cell>
          <table:table-cell office:value-type="string" table:style-name="ce7">
            <text:p>El usuario debe poder seleccionar un plan de viaje y ser redireccionado al Formulario de Reserva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El usuario es redireccionado con la informacion seleccionada correctamente</text:p>
          </table:table-cell>
          <table:table-cell office:value-type="string" table:style-name="ce7">
            <text:p>Solo se muestran planes cuando el usuario selecciona uno (1) o dos (2) <text:s/>días de viaje</text:p>
          </table:table-cell>
          <table:table-cell table:number-columns-repeated="16375"/>
        </table:table-row>
        <table:table-row table:style-name="ro6">
          <table:table-cell office:value-type="string" table:style-name="ce3">
            <text:p>Ticket_Disney_TC05</text:p>
          </table:table-cell>
          <table:table-cell office:value-type="string" table:style-name="ce5">
            <text:p>Nueva Búsqueda</text:p>
          </table:table-cell>
          <table:table-cell office:value-type="string" table:style-name="ce5">
            <text:p>Planes Disney Parks</text:p>
          </table:table-cell>
          <table:table-cell office:value-type="string" table:style-name="ce6">
            <text:p>1. Estar en la seccion de Planes Disney Parks.</text:p>
            <text:p/>
          </table:table-cell>
          <table:table-cell office:value-type="string" table:style-name="ce7">
            <text:p>1. Click en el boton de "Nueva Busqueda"</text:p>
            <text:p>2. Cambiar cantidad de días de dos (2) a uno (1)</text:p>
            <text:p>3. Cambiar la cantidad de pasajeros de un (1) Adulto a dos (2) Adultos</text:p>
            <text:p>4. Click en el boton de "Nueva Búsqueda"</text:p>
          </table:table-cell>
          <table:table-cell office:value-type="string" table:style-name="ce7">
            <text:p>Se deberia cambiar y mostrar los nuevos datos de búsqueda de planes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Al hacer click en "Nueva Búsqueda", se muestran los nuevos datos agregados de búsqueda</text:p>
          </table:table-cell>
          <table:table-cell table:style-name="ce7"/>
          <table:table-cell table:number-columns-repeated="16375"/>
        </table:table-row>
        <table:table-row table:style-name="ro7">
          <table:table-cell office:value-type="string" table:style-name="ce3">
            <text:p>Ticket_Disney_TC06</text:p>
          </table:table-cell>
          <table:table-cell office:value-type="string" table:style-name="ce4">
            <text:p>Ticket Disney para un (1) <text:s/>niño solo</text:p>
          </table:table-cell>
          <table:table-cell office:value-type="string" table:style-name="ce5">
            <text:p>Ticket Disney</text:p>
          </table:table-cell>
          <table:table-cell office:value-type="string" table:style-name="ce6">
            <text:p/>
            <text:p>1. <text:s/>Estar en la sección de Ticket Disney</text:p>
            <text:p>2. Por cada viaje con Niños al menos deberia haber un (1) Adulto</text:p>
          </table:table-cell>
          <table:table-cell office:value-type="string" table:style-name="ce13">
            <text:p>1. <text:s/>Seleccionar el campo de Pasajeros</text:p>
            <text:p>2. Click en el boton de "-" (Quitar) de Adultos</text:p>
            <text:p>3. Click en el boton de "+" (Agregar) de Niños</text:p>
            <text:p>4. Click en el boton de "Buscar"</text:p>
            <text:p/>
          </table:table-cell>
          <table:table-cell office:value-type="string" table:style-name="ce7">
            <text:p>Se deberia mostrar un mensaje de alerta de la prohibición de tickets para niños solos<text:s/></text:p>
          </table:table-cell>
          <table:table-cell office:value-type="string" table:style-name="ce10">
            <text:p>Fallido</text:p>
          </table:table-cell>
          <table:table-cell office:value-type="string" table:style-name="ce9">
            <text:p>Se permite al usuario seleccionar planes para niños solos</text:p>
          </table:table-cell>
          <table:table-cell table:style-name="ce7"/>
          <table:table-cell table:number-columns-repeated="16375"/>
        </table:table-row>
        <table:table-row table:style-name="ro8">
          <table:table-cell office:value-type="string" table:style-name="ce3">
            <text:p>Ticket_Disney_TC07</text:p>
          </table:table-cell>
          <table:table-cell office:value-type="string" table:style-name="ce4">
            <text:p>Hacer una busqueda de planes Disney, y volver al inicio</text:p>
          </table:table-cell>
          <table:table-cell office:value-type="string" table:style-name="ce5">
            <text:p>Ticket Disney</text:p>
          </table:table-cell>
          <table:table-cell office:value-type="string" table:style-name="ce6">
            <text:p>1. Estar en la sección de Ticket Disney</text:p>
            <text:p/>
          </table:table-cell>
          <table:table-cell office:value-type="string" table:style-name="ce7">
            <text:p>1. Seleccionar una fecha valida</text:p>
            <text:p>2. Seleccionar al menos un (1) pasajero</text:p>
            <text:p>3. Seleccionar "¿Cuántos días en los parques?"</text:p>
            <text:p>4. Click en el boton "Buscar"</text:p>
            <text:p>5. En la sección de Planes, click en boton "Volver al inicio"</text:p>
          </table:table-cell>
          <table:table-cell office:value-type="string" table:style-name="ce7">
            <text:p>El usuario deberia ser redirrecionado a la pagina de inicio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El usuario es redireccionado a la pagina de inico</text:p>
          </table:table-cell>
          <table:table-cell table:style-name="ce7"/>
          <table:table-cell table:number-columns-repeated="16375"/>
        </table:table-row>
        <table:table-row table:style-name="ro9">
          <table:table-cell office:value-type="string" table:style-name="ce3">
            <text:p>Ticket_Disney_TC08</text:p>
          </table:table-cell>
          <table:table-cell office:value-type="string" table:style-name="ce4">
            <text:p>Comprar Tickets Disney como persona natural con datos validos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sar información de pasajeros con datos validos</text:p>
            <text:p>2. Agregar un comentario en Información Adicional</text:p>
            <text:p>3. Seleccionar "Persona Natural" y completar datos para facturación con información valida</text:p>
            <text:p>4. Seleccionar "Tarjeta" como forma de pago y completar los datos de la tarjeta con información valida</text:p>
            <text:p>5. En el Resumen de Compra, marcar el tratamiento de datos personales y los Terminos &amp; Condiciones</text:p>
            <text:p>6. Click en Comprar</text:p>
          </table:table-cell>
          <table:table-cell office:value-type="string" table:style-name="ce7">
            <text:p>El usuario deberia ser redireccionado a la sección de Confirmación con el resumen de compra con los datos ingresados y los detalles de transacción exitosa</text:p>
          </table:table-cell>
          <table:table-cell office:value-type="string" table:style-name="ce10">
            <text:p>Fallido</text:p>
          </table:table-cell>
          <table:table-cell office:value-type="string" table:style-name="ce9">
            <text:p>Se muestra un mensaje de error en el proceso del pago</text:p>
          </table:table-cell>
          <table:table-cell office:value-type="string" table:style-name="ce7">
            <text:p>Franquicia inválida o no soportada (Visa)</text:p>
          </table:table-cell>
          <table:table-cell table:number-columns-repeated="16375"/>
        </table:table-row>
        <table:table-row table:style-name="ro9">
          <table:table-cell office:value-type="string" table:style-name="ce3">
            <text:p>Ticket_Disney_TC09</text:p>
          </table:table-cell>
          <table:table-cell office:value-type="string" table:style-name="ce4">
            <text:p>Completar Datos de Facturación como persona natural con datos invalidos (Caracteres Especiales y numeros)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sar información de pasajeros con datos validos</text:p>
            <text:p>2. Agregar un comentario en Información Adicional</text:p>
            <text:p>3. Seleccionar "Persona Natural"</text:p>
            <text:p>4. Ingresar caracteres especiales (!"#$%@&amp;/()=?¡) y numeros</text:p>
          </table:table-cell>
          <table:table-cell office:value-type="string" table:style-name="ce7">
            <text:p>Se deberia mostrar un mensaje de error en cada campo correspondiente indicando que la información ingresada no es valida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un marco rojo en los campos indicando que la información ingresada es incorrecta</text:p>
          </table:table-cell>
          <table:table-cell table:style-name="ce7"/>
          <table:table-cell table:number-columns-repeated="16375"/>
        </table:table-row>
        <table:table-row table:style-name="ro9">
          <table:table-cell office:value-type="string" table:style-name="ce3">
            <text:p>Ticket_Disney_TC10</text:p>
          </table:table-cell>
          <table:table-cell office:value-type="string" table:style-name="ce4">
            <text:p>Comprar Tickets Disney sin Información de Pasajeros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Agregar un comentario en Información Adicional</text:p>
            <text:p>2. Seleccionar "Persona Natural"<text:s/></text:p>
            <text:p>3. Ingresar Datos de Facturación validos</text:p>
            <text:p>4. Aceptar los Terminos &amp; Condiciones</text:p>
            <text:p>5. Aceptar el Tratamiendo de datos personales</text:p>
            <text:p>6. Click en boton "Comprar"</text:p>
          </table:table-cell>
          <table:table-cell office:value-type="string" table:style-name="ce7">
            <text:p>El boton de "Comprar" se debe mostrar desabilitado, se debe mostrar un mensaje indicando completar todos los datos del formulario y se debe mostrar un mensaje en cada campo correspondiente indicando la falta de información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un mensaje indicando completar todos los campos, un mensaje de información requerida en cada campo correspondiente y no se permite hacer click en el boton "Comprar"</text:p>
          </table:table-cell>
          <table:table-cell table:style-name="ce7"/>
          <table:table-cell table:number-columns-repeated="16375"/>
        </table:table-row>
        <table:table-row table:style-name="ro9">
          <table:table-cell office:value-type="string" table:style-name="ce3">
            <text:p>Ticket_Disney_TC11</text:p>
          </table:table-cell>
          <table:table-cell office:value-type="string" table:style-name="ce4">
            <text:p>Comprar Tickets Disney sin Información adicional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sar Información de pasajeros valida</text:p>
            <text:p>2. Seleccionar "Persona Natural"<text:s/></text:p>
            <text:p>3. Ingresar Datos de Facturación validos</text:p>
            <text:p>4.Ingresar datos de Formas de pago</text:p>
            <text:p>5. Aceptar los Terminos &amp; Condiciones</text:p>
            <text:p>6. Aceptar el Tratamiendo de datos personales</text:p>
            <text:p>7. Click en boton "Comprar"</text:p>
          </table:table-cell>
          <table:table-cell office:value-type="string" table:style-name="ce7">
            <text:p>El usuario debe poder reservar/comprar boletos sin agregar Información Adicional/Comentario<text:s/></text:p>
          </table:table-cell>
          <table:table-cell office:value-type="string" table:style-name="ce10">
            <text:p>Fallido</text:p>
          </table:table-cell>
          <table:table-cell office:value-type="string" table:style-name="ce9">
            <text:p>Se muestra un mensaje indicando completar todos los campos y no se permite hacer click en el boton "Comprar"</text:p>
          </table:table-cell>
          <table:table-cell table:style-name="ce7"/>
          <table:table-cell table:number-columns-repeated="16375"/>
        </table:table-row>
        <table:table-row table:style-name="ro9">
          <table:table-cell office:value-type="string" table:style-name="ce3">
            <text:p>Ticket_Disney_TC12</text:p>
          </table:table-cell>
          <table:table-cell office:value-type="string" table:style-name="ce4">
            <text:p>Comprar Tickets Disney sin Datos de Facturación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sar Información de pasajeros valida</text:p>
            <text:p>2. Seleccionar "Persona Natural"<text:s/></text:p>
            <text:p>3. Ingresar información de Formas de pago</text:p>
            <text:p>4. Aceptar los Terminos &amp; Condiciones</text:p>
            <text:p>5. Aceptar el Tratamiendo de datos personales</text:p>
            <text:p>6. Click en boton "Comprar"</text:p>
          </table:table-cell>
          <table:table-cell office:value-type="string" table:style-name="ce7">
            <text:p>El boton de "Comprar" se debe mostrar desabilitado, se debe mostrar un mensaje indicando completar todos los datos del formulario y se debe mostrar un mensaje en cada campo correspondiente indicando la falta de información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un mensaje indicando completar todos los campos, un mensaje de información requerida en cada campo correspondiente y no se permite hacer click en el boton "Comprar"</text:p>
          </table:table-cell>
          <table:table-cell table:style-name="ce7"/>
          <table:table-cell table:number-columns-repeated="16375"/>
        </table:table-row>
        <table:table-row table:style-name="ro9">
          <table:table-cell office:value-type="string" table:style-name="ce3">
            <text:p>Ticket_Disney_TC13</text:p>
          </table:table-cell>
          <table:table-cell office:value-type="string" table:style-name="ce4">
            <text:p>Comprar Tickets Disney sin información de Formas de pago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sar Información de pasajeros valida</text:p>
            <text:p>2. Seleccionar "Persona Natural"<text:s/></text:p>
            <text:p>3. Ingresar Datos de Facturación</text:p>
            <text:p>4. Aceptar los Terminos &amp; Condiciones</text:p>
            <text:p>5. Aceptar el Tratamiendo de datos personales</text:p>
            <text:p>6. Click en boton "Comprar"</text:p>
          </table:table-cell>
          <table:table-cell office:value-type="string" table:style-name="ce7">
            <text:p>El boton de "Comprar" se debe mostrar desabilitado, se debe mostrar un mensaje indicando completar todos los datos del formulario y se debe mostrar un mensaje en cada campo correspondiente indicando la falta de información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un mensaje indicando completar todos los campos, un mensaje de información requerida en cada campo correspondiente y no se permite hacer click en el boton "Comprar"</text:p>
          </table:table-cell>
          <table:table-cell table:style-name="ce7"/>
          <table:table-cell table:number-columns-repeated="16375"/>
        </table:table-row>
        <table:table-row table:style-name="ro10">
          <table:table-cell office:value-type="string" table:style-name="ce3">
            <text:p>Ticket_Disney_TC14</text:p>
          </table:table-cell>
          <table:table-cell office:value-type="string" table:style-name="ce4">
            <text:p>Comprar Tickets Disney como persona juridica con datos validos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asar información de pasajeros con datos validos</text:p>
            <text:p>2. Agregar un comentario en Información Adicional</text:p>
            <text:p>3. Seleccionar "Persona Natural" y completar datos para facturación con información valida</text:p>
            <text:p>4. Seleccionar "Tarjeta" como forma de pago y completar los datos de la tarjeta con información valida</text:p>
            <text:p>5. En el Resumen de Compra, marcar el tratamiento de datos personales y los Terminos &amp; Condiciones</text:p>
            <text:p>6. Click en Comprar</text:p>
          </table:table-cell>
          <table:table-cell office:value-type="string" table:style-name="ce7">
            <text:p>Luego de ingresar los datos, el usuario debe ser redireccionado a la sección de confirmación con el resumen de compra con los datos de persona juridica y los detalles de transacción exitosa</text:p>
          </table:table-cell>
          <table:table-cell office:value-type="string" table:style-name="ce10">
            <text:p>Fallido</text:p>
          </table:table-cell>
          <table:table-cell office:value-type="string" table:style-name="ce9">
            <text:p>Se muestra un mensaje de error en el proceso del pago</text:p>
          </table:table-cell>
          <table:table-cell office:value-type="string" table:style-name="ce7">
            <text:p>Franquicia inválida o no soportada (Visa)</text:p>
          </table:table-cell>
          <table:table-cell table:number-columns-repeated="16375"/>
        </table:table-row>
        <table:table-row table:style-name="ro11">
          <table:table-cell office:value-type="string" table:style-name="ce3">
            <text:p>Ticket_Disney_TC15</text:p>
          </table:table-cell>
          <table:table-cell office:value-type="string" table:style-name="ce4">
            <text:p>Completar Datos de <text:s/>Facturación como persona juridica con datos invalidos (Caracteres Especiales y numeros)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sar información de pasajeros con datos validos</text:p>
            <text:p>2. Agregar un comentario en Información Adicional</text:p>
            <text:p>3. Seleccionar "Persona Juridica"</text:p>
            <text:p>4. Ingresar caracteres especiales (!"#$%@&amp;/()=?¡) y numeros</text:p>
          </table:table-cell>
          <table:table-cell office:value-type="string" table:style-name="ce7">
            <text:p>Se debe mostrar un mensaje de error en cada campo correspondiente indicando que la información ingresada no es valida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un marco rojo en los campos indicando que la información ingresada es incorrecta</text:p>
          </table:table-cell>
          <table:table-cell table:style-name="ce7"/>
          <table:table-cell table:number-columns-repeated="16375"/>
        </table:table-row>
        <table:table-row table:style-name="ro12">
          <table:table-cell office:value-type="string" table:style-name="ce3">
            <text:p>Ticket_Disney_TC16</text:p>
          </table:table-cell>
          <table:table-cell office:value-type="string" table:style-name="ce4">
            <text:p>Comprar Tickets Disney con "Tarjeta" como forma de pago con datos validos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sar información de pasajeros con datos validos</text:p>
            <text:p>2. Agregar un comentario en Información Adicional</text:p>
            <text:p>3. Seleccionar "Persona Natural" y completar datos para facturación con información valida</text:p>
            <text:p>4. Seleccionar "Tarjeta" como forma de pago y completar los datos de la tarjeta con información valida</text:p>
            <text:p>5. En el Resumen de Compra, marcar el tratamiento de datos personales y los Terminos &amp; Condiciones</text:p>
            <text:p>6. Click en Comprar</text:p>
          </table:table-cell>
          <table:table-cell office:value-type="string" table:style-name="ce7">
            <text:p>Luego de ingresar los datos, el usuario debe ser redireccionado a la sección de confirmación con el resumen de compra con los datos de persona juridica y los detalles de transacción exitosa</text:p>
          </table:table-cell>
          <table:table-cell office:value-type="string" table:style-name="ce10">
            <text:p>Fallido</text:p>
          </table:table-cell>
          <table:table-cell office:value-type="string" table:style-name="ce9">
            <text:p>Se muestra un mensaje de error en el proceso del pago</text:p>
          </table:table-cell>
          <table:table-cell office:value-type="string" table:style-name="ce7">
            <text:p>Franquicia inválida o no soportada (Visa)</text:p>
          </table:table-cell>
          <table:table-cell table:number-columns-repeated="16375"/>
        </table:table-row>
        <table:table-row table:style-name="ro12">
          <table:table-cell office:value-type="string" table:style-name="ce3">
            <text:p>Ticket_Disney_TC17</text:p>
          </table:table-cell>
          <table:table-cell office:value-type="string" table:style-name="ce4">
            <text:p>Completar la información de "Tarjeta" con datos invalidos (Caracteres especiales)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/>
            <text:p>4. Seleccionar "Tarjeta" como forma de pago</text:p>
            <text:p>2. Completar los campos con caracteres especiales (!"#$%@&amp;/()=?¡)</text:p>
          </table:table-cell>
          <table:table-cell office:value-type="string" table:style-name="ce7">
            <text:p>Se deberia mostrar un mensaje de alerta en cada campo correspondiente indicando que la información ingresada es invalida</text:p>
          </table:table-cell>
          <table:table-cell office:value-type="string" table:style-name="ce10">
            <text:p>Fallido</text:p>
          </table:table-cell>
          <table:table-cell office:value-type="string" table:style-name="ce9">
            <text:p>Al ingresar caracteres especiales no se presenta mensaje de alerta en los campos de Nombre de titular, Apellido de titular, Número de Documento</text:p>
          </table:table-cell>
          <table:table-cell table:style-name="ce7"/>
          <table:table-cell table:number-columns-repeated="16375"/>
        </table:table-row>
        <table:table-row table:style-name="ro12">
          <table:table-cell office:value-type="string" table:style-name="ce3">
            <text:p>Ticket_Disney_TC18</text:p>
          </table:table-cell>
          <table:table-cell office:value-type="string" table:style-name="ce4">
            <text:p>Agregar <text:s/>(2) "Tarjetas" como forma de pago con datos validos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sar información de pasajeros con datos validos</text:p>
            <text:p>2. Agregar un comentario en Información Adicional</text:p>
            <text:p>3. Seleccionar "Persona Natural" y completar Datos para facturación con información valida</text:p>
            <text:p>4. Seleccionar "Tarjeta" como forma de pago</text:p>
            <text:p>5. Agregar datos de "Tarjeta 1" con información valida con 50% del Valor a pagar</text:p>
            <text:p>6. Click en el boton "Agregar Tarjeta"</text:p>
            <text:p>7. Agregar datos de "Tarjeta 2" con información valida</text:p>
          </table:table-cell>
          <table:table-cell office:value-type="string" table:style-name="ce7">
            <text:p>Se deberia mostrar la sección de la "Tarjeta 2" para agregar información de tarjetas con el Valor a pagar restante</text:p>
          </table:table-cell>
          <table:table-cell office:value-type="string" table:style-name="ce10">
            <text:p>Fallido</text:p>
          </table:table-cell>
          <table:table-cell office:value-type="string" table:style-name="ce9">
            <text:p>El Valor a pagar restante no se agrega a la "Tarjeta 2"</text:p>
          </table:table-cell>
          <table:table-cell table:style-name="ce7"/>
          <table:table-cell table:number-columns-repeated="16375"/>
        </table:table-row>
        <table:table-row table:style-name="ro13">
          <table:table-cell office:value-type="string" table:style-name="ce3">
            <text:p>Ticket_Disney_TC19</text:p>
          </table:table-cell>
          <table:table-cell office:value-type="string" table:style-name="ce4">
            <text:p>Comprar Tickets Disney con el minimo de Número de cuotas de pago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sar información de pasajeros con datos validos</text:p>
            <text:p>2. Agregar un comentario en Información Adicional</text:p>
            <text:p>3. Seleccionar "Persona Juridica" y completar datos para facturación con información valida</text:p>
            <text:p>4. Seleccionar "Tarjeta" como forma de pago<text:s/></text:p>
            <text:p><text:s/>5. Completar los datos de la tarjeta con información valida</text:p>
            <text:p>6. Seleccionar uno (1) en el campo de "Número de cuotas"</text:p>
            <text:p>7. En el Resumen de Compra, marcar el tratamiento de datos personales y los Terminos &amp; Condiciones</text:p>
            <text:p>8. Click en Comprar</text:p>
          </table:table-cell>
          <table:table-cell office:value-type="string" table:style-name="ce7">
            <text:p>El usuario deberia ser redireccionado a la sección de Confirmación con el resumen de compra con los datos ingresados y los detalles de transacción exitosa</text:p>
          </table:table-cell>
          <table:table-cell office:value-type="string" table:style-name="ce10">
            <text:p>Fallido</text:p>
          </table:table-cell>
          <table:table-cell office:value-type="string" table:style-name="ce9">
            <text:p>Se muestra un mensaje de error en el proceso del pago</text:p>
          </table:table-cell>
          <table:table-cell office:value-type="string" table:style-name="ce7">
            <text:p>Franquicia inválida o no soportada (Visa)</text:p>
          </table:table-cell>
          <table:table-cell table:number-columns-repeated="16375"/>
        </table:table-row>
        <table:table-row table:style-name="ro14">
          <table:table-cell office:value-type="string" table:style-name="ce3">
            <text:p>Ticket_Disney_TC20</text:p>
          </table:table-cell>
          <table:table-cell office:value-type="string" table:style-name="ce4">
            <text:p>Comprar Tickets Disney con el maximo de Número de cuotas de pago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sar información de pasajeros con datos validos</text:p>
            <text:p>2. Agregar un comentario en Información Adicional</text:p>
            <text:p>3. Seleccionar "Persona Juridica" y completar datos para facturación con información valida</text:p>
            <text:p>4. Seleccionar "Tarjeta" como forma de pago<text:s/></text:p>
            <text:p><text:s/>5. Completar los datos de la tarjeta con información valida</text:p>
            <text:p>6. Seleccionar el mayor numero permitido en el campo de "Número de cuotas"</text:p>
            <text:p>7. En el Resumen de Compra, marcar el tratamiento de datos personales y los Terminos &amp; Condiciones</text:p>
            <text:p>8. Click en Comprar</text:p>
          </table:table-cell>
          <table:table-cell office:value-type="string" table:style-name="ce7">
            <text:p>El usuario deberia poder seleccionar un maximo de seis (12) en el Número de cuotas</text:p>
          </table:table-cell>
          <table:table-cell office:value-type="string" table:style-name="ce10">
            <text:p>Fallido</text:p>
          </table:table-cell>
          <table:table-cell office:value-type="string" table:style-name="ce9">
            <text:p>El usuario puede seleccionar mas del Número del cuotas permitidas y falla la transacción con el motivo "Inválido el número de cuotas a diferir"</text:p>
          </table:table-cell>
          <table:table-cell table:style-name="ce7"/>
          <table:table-cell table:number-columns-repeated="16375"/>
        </table:table-row>
        <table:table-row table:style-name="ro15">
          <table:table-cell office:value-type="string" table:style-name="ce3">
            <text:p>Ticket_Disney_TC21</text:p>
          </table:table-cell>
          <table:table-cell office:value-type="string" table:style-name="ce4">
            <text:p>Comprar Tickets Disney con "PSE" como forma de pago con datos validos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sar información de pasajeros con datos validos</text:p>
            <text:p>2. Agregar un comentario en Información Adicional</text:p>
            <text:p>3. Seleccionar "Persona Natural" y completar datos para facturación con información valida</text:p>
            <text:p>4. Seleccionar "PSE" como forma de pago<text:s/></text:p>
            <text:p>5. Seleccionar Entidad Bancaria</text:p>
            <text:p/>
          </table:table-cell>
          <table:table-cell office:value-type="string" table:style-name="ce7">
            <text:p>Al seleccionar el campo de Entidad bancaria, se debe mostrar la lista de bancos disponibles para realizar el pago</text:p>
          </table:table-cell>
          <table:table-cell office:value-type="string" table:style-name="ce10">
            <text:p>Fallido</text:p>
          </table:table-cell>
          <table:table-cell office:value-type="string" table:style-name="ce9">
            <text:p>Se muestra un pop-up con un mensaje de error</text:p>
          </table:table-cell>
          <table:table-cell office:value-type="string" table:style-name="ce7">
            <text:p>No se pudo cargar la lista de bancos.</text:p>
          </table:table-cell>
          <table:table-cell table:number-columns-repeated="16375"/>
        </table:table-row>
        <table:table-row table:style-name="ro16">
          <table:table-cell office:value-type="string" table:style-name="ce3">
            <text:p>Ticket_Disney_TC22</text:p>
          </table:table-cell>
          <table:table-cell office:value-type="string" table:style-name="ce4">
            <text:p>Comprar Tickets Disney con "Pago en Agencia" como forma de pago con datos validos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un pasajero seleccionado</text:p>
            <text:p>3. Fecha y estadia valida seleccionada</text:p>
            <text:p>4. Plan Disney seleccionado</text:p>
            <text:p/>
            <text:p/>
          </table:table-cell>
          <table:table-cell office:value-type="string" table:style-name="ce7">
            <text:p>1. Ingreasar información de pasajeros con datos validos</text:p>
            <text:p>2. Agregar un comentario en Información Adicional</text:p>
            <text:p>3. Seleccionar "Persona Natural" y completar datos para facturación con información valida</text:p>
            <text:p>4. Seleccionar "Pago en Agencia" como forma de pago</text:p>
            <text:p>5. En el Resumen de Compra, marcar el tratamiento de datos personales y los Terminos &amp; Condiciones</text:p>
            <text:p>6. Click en Comprar</text:p>
          </table:table-cell>
          <table:table-cell office:value-type="string" table:style-name="ce7">
            <text:p>Luego de ingresar los datos, el usuario debe ser redireccionado a la sección de confirmación con el resumen de compra y los detalles de transacción exitosa</text:p>
          </table:table-cell>
          <table:table-cell office:value-type="string" table:style-name="ce10">
            <text:p>Fallido</text:p>
          </table:table-cell>
          <table:table-cell office:value-type="string" table:style-name="ce9">
            <text:p>Se muestra un mensaje de error en el proceso del pago</text:p>
          </table:table-cell>
          <table:table-cell office:value-type="string" table:style-name="ce7">
            <text:p>Franquicia inválida o no soportada (Visa)</text:p>
            <text:p>El estado de la transacción se muestra "Reservada" incluso cuando se presenta error en la forma de pago</text:p>
          </table:table-cell>
          <table:table-cell table:number-columns-repeated="16375"/>
        </table:table-row>
        <table:table-row table:style-name="ro16">
          <table:table-cell office:value-type="string" table:style-name="ce3">
            <text:p>Ticket_Disney_TC23</text:p>
          </table:table-cell>
          <table:table-cell office:value-type="string" table:style-name="ce4">
            <text:p>Comprar Tickets Disney sin aceptar Terminos &amp; Condiciones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pasajero seleccionado</text:p>
            <text:p>3. Información de pasajeros completa</text:p>
            <text:p>4. Información de Datos de Facturación completa</text:p>
            <text:p>5. <text:s/>Información de Formas de pago completa</text:p>
            <text:p/>
          </table:table-cell>
          <table:table-cell office:value-type="string" table:style-name="ce7">
            <text:p>1. En el Resumen de Compra marcar la caja de Tratamiento de datos personales</text:p>
            <text:p>2. Click en el boton "Comprar"</text:p>
          </table:table-cell>
          <table:table-cell office:value-type="string" table:style-name="ce7">
            <text:p>Se deberia mostrar un mensaje de error indicando que se debe completar los campos oblgatorios <text:s/>y no se permite hacer click en el boton de "Comprar"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un mensaje indicando completar los campos y no se permite hacer click en el boton "Comprar"</text:p>
          </table:table-cell>
          <table:table-cell table:style-name="ce7"/>
          <table:table-cell table:number-columns-repeated="16375"/>
        </table:table-row>
        <table:table-row table:style-name="ro16">
          <table:table-cell office:value-type="string" table:style-name="ce3">
            <text:p>Ticket_Disney_TC24</text:p>
          </table:table-cell>
          <table:table-cell office:value-type="string" table:style-name="ce4">
            <text:p>Comprar Tickets Disney sin aceptar el Trato de datos personales</text:p>
          </table:table-cell>
          <table:table-cell office:value-type="string" table:style-name="ce5">
            <text:p>Checkout</text:p>
          </table:table-cell>
          <table:table-cell office:value-type="string" table:style-name="ce6">
            <text:p>1. Estar en la seccion de Formulario de Reserva</text:p>
            <text:p>2. Al menos un (1) pasajero seleccionado</text:p>
            <text:p>3. Información de pasajeros completa</text:p>
            <text:p>4. Información de Datos de Facturación completa</text:p>
            <text:p>5. <text:s/>Información de Formas de pago completa</text:p>
            <text:p/>
          </table:table-cell>
          <table:table-cell office:value-type="string" table:style-name="ce7">
            <text:p>1. En el Resumen de Compra marcar la caja de los Terminos &amp; Condiciones del producto/servicio</text:p>
            <text:p>2. Click en el boton "Comprar"</text:p>
          </table:table-cell>
          <table:table-cell office:value-type="string" table:style-name="ce7">
            <text:p>Se deberia mostrar un mensaje de error indicando que se debe completar los campos oblgatorios <text:s/>y no se permite hacer click en el boton de "Comprar"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un mensaje indicando completar los campos y no se permite hacer click en el boton "Comprar"</text:p>
          </table:table-cell>
          <table:table-cell table:style-name="ce7"/>
          <table:table-cell table:number-columns-repeated="16375"/>
        </table:table-row>
        <table:table-row table:style-name="ro17">
          <table:table-cell office:value-type="string" table:style-name="ce3">
            <text:p>Ticket_Disney_TC25</text:p>
          </table:table-cell>
          <table:table-cell office:value-type="string" table:style-name="ce4">
            <text:p>Buscar planes sin seleccionar pasajeron</text:p>
          </table:table-cell>
          <table:table-cell office:value-type="string" table:style-name="ce5">
            <text:p>Ticket Disney</text:p>
          </table:table-cell>
          <table:table-cell office:value-type="string" table:style-name="ce6">
            <text:p>1. Estar en la sección de Ticket Disney</text:p>
            <text:p/>
          </table:table-cell>
          <table:table-cell office:value-type="string" table:style-name="ce7">
            <text:p>1.Seleccionar una fecha valida</text:p>
            <text:p>2. Seleccionar cantidad de días de viaje</text:p>
            <text:p>3. Eliminar los pasajeros seleccionados</text:p>
            <text:p>4. Click en el boton "Buscar"</text:p>
            <text:p/>
          </table:table-cell>
          <table:table-cell office:value-type="string" table:style-name="ce7">
            <text:p>Se <text:s/>deberia mostrar un marco de alerta rojo en el campo de pasajeros indicando la falta de información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un marco rojo indiciando que el campo de pasajeros esta vacio</text:p>
          </table:table-cell>
          <table:table-cell table:style-name="ce7"/>
          <table:table-cell table:number-columns-repeated="16375"/>
        </table:table-row>
        <table:table-row table:style-name="ro18">
          <table:table-cell office:value-type="string" table:style-name="ce3">
            <text:p>Ticket_Disney_TC26</text:p>
          </table:table-cell>
          <table:table-cell office:value-type="string" table:style-name="ce4">
            <text:p>Buscar planes sin seleccionar fecha de viaje</text:p>
          </table:table-cell>
          <table:table-cell office:value-type="string" table:style-name="ce5">
            <text:p>Ticket Disney</text:p>
          </table:table-cell>
          <table:table-cell office:value-type="string" table:style-name="ce6">
            <text:p>1. Estar en la sección de Ticket Disney</text:p>
            <text:p/>
          </table:table-cell>
          <table:table-cell office:value-type="string" table:style-name="ce7">
            <text:p>1. Seleccionar al menos un (1) pasajero</text:p>
            <text:p>2.Seleccionar al menos un (1) día de viaje en los parques</text:p>
            <text:p>3.Click en el boton "Buscar"</text:p>
          </table:table-cell>
          <table:table-cell office:value-type="string" table:style-name="ce7">
            <text:p>Se deberia mostar un pop-up inidicando completar los datos faltantes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un pop-up indicando que falta completar el campo de fecha</text:p>
          </table:table-cell>
          <table:table-cell office:value-type="string" table:style-name="ce7">
            <text:p>El mensaje de error se muestra en Ingles cuando deberia mostrarse en Español</text:p>
          </table:table-cell>
          <table:table-cell table:number-columns-repeated="16375"/>
        </table:table-row>
        <table:table-row table:style-name="ro19">
          <table:table-cell office:value-type="string" table:style-name="ce3">
            <text:p>Ticket_Disney_TC27</text:p>
          </table:table-cell>
          <table:table-cell office:value-type="string" table:style-name="ce4">
            <text:p>Seleccionar fecha de viaje invalida</text:p>
          </table:table-cell>
          <table:table-cell office:value-type="string" table:style-name="ce5">
            <text:p>Ticket Disney</text:p>
          </table:table-cell>
          <table:table-cell office:value-type="string" table:style-name="ce6">
            <text:p>1. Estar en la sección de Ticket Disney</text:p>
            <text:p/>
          </table:table-cell>
          <table:table-cell office:value-type="string" table:style-name="ce7">
            <text:p>1. <text:s/>Seleccionar el campo de Fecha</text:p>
            <text:p>2. Seleccionar una fecha de <text:s/>los días previos</text:p>
            <text:p/>
          </table:table-cell>
          <table:table-cell office:value-type="string" table:style-name="ce7">
            <text:p>El usuario no deberia poder seleccionar fechas sin al menos dos (2) días de anticipación de la fecha actual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una alerta en el cursor y no se permite seleccionar <text:s/>fechas previas</text:p>
          </table:table-cell>
          <table:table-cell table:style-name="ce7"/>
          <table:table-cell table:number-columns-repeated="16375"/>
        </table:table-row>
        <table:table-row table:style-name="ro20">
          <table:table-cell office:value-type="string" table:style-name="ce3">
            <text:p>Ticket_Disney_TC28</text:p>
          </table:table-cell>
          <table:table-cell office:value-type="string" table:style-name="ce4">
            <text:p>Buscar planes Disney sin seleccionar cantidad de días de viaje</text:p>
          </table:table-cell>
          <table:table-cell office:value-type="string" table:style-name="ce5">
            <text:p>Ticket Disney</text:p>
          </table:table-cell>
          <table:table-cell office:value-type="string" table:style-name="ce6">
            <text:p>1. Estar en la sección de Ticket Disney</text:p>
            <text:p/>
          </table:table-cell>
          <table:table-cell office:value-type="string" table:style-name="ce7">
            <text:p>1.Seleccionar una fecha valida</text:p>
            <text:p>2. Seleccionar al menos un (1) pasajero</text:p>
            <text:p>3. Borrar el campo de "¿Cuántos días en los parques?"</text:p>
            <text:p>4. Click en el boton "Buscar"</text:p>
            <text:p/>
          </table:table-cell>
          <table:table-cell office:value-type="string" table:style-name="ce7">
            <text:p>Se deberia mostrar un pop-up inidicando completar los datos faltantes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muestra un pop-up indicando que falta completar el campo faltante</text:p>
          </table:table-cell>
          <table:table-cell office:value-type="string" table:style-name="ce7">
            <text:p>El mensaje de error se muestra en Ingles cuando deberia mostrarse en Español</text:p>
          </table:table-cell>
          <table:table-cell table:number-columns-repeated="16375"/>
        </table:table-row>
        <table:table-row table:style-name="ro21">
          <table:table-cell office:value-type="string" table:style-name="ce3">
            <text:p>Ticket_Disney_TC29</text:p>
          </table:table-cell>
          <table:table-cell office:value-type="string" table:style-name="ce4">
            <text:p>Buscar planes Disney con codigo promocional invalido</text:p>
          </table:table-cell>
          <table:table-cell office:value-type="string" table:style-name="ce5">
            <text:p>Ticket Disney</text:p>
          </table:table-cell>
          <table:table-cell office:value-type="string" table:style-name="ce6">
            <text:p>1. Estar en la sección de Ticket Disney</text:p>
            <text:p/>
          </table:table-cell>
          <table:table-cell office:value-type="string" table:style-name="ce7">
            <text:p>1.Seleccionar una fecha valida</text:p>
            <text:p>2. Seleccionar al menos un (1) pasajero</text:p>
            <text:p>3. Seleccionar al menos dos (2) el campo de "¿Cuántos días en los parques?"</text:p>
            <text:p>4. Seleccionar la opción "Tengo un codigo promocional"</text:p>
            <text:p>5. Ingresar un codigo promocional invalido (!"#$!¡"%@&amp;/)</text:p>
            <text:p>5. Click en el boton "Buscar"</text:p>
            <text:p/>
          </table:table-cell>
          <table:table-cell office:value-type="string" table:style-name="ce7">
            <text:p>Se debe redireccionar a la sección de planes, con un mensaje de error indicando que el codigo ingresado no existe</text:p>
          </table:table-cell>
          <table:table-cell office:value-type="string" table:style-name="ce8">
            <text:p>Aprobado</text:p>
          </table:table-cell>
          <table:table-cell office:value-type="string" table:style-name="ce9">
            <text:p>Se <text:s/>redirecciona al usuario a la sección de planes, y se muestra un mensaje indicando que el codigo promocional no existe</text:p>
          </table:table-cell>
          <table:table-cell office:value-type="string" table:style-name="ce7">
            <text:p>El mensaje de error se muestra una parte en Ingles y otra parte en Español</text:p>
          </table:table-cell>
          <table:table-cell table:number-columns-repeated="16375"/>
        </table:table-row>
        <table:table-row table:style-name="ro22">
          <table:table-cell table:style-name="ce3"/>
          <table:table-cell table:style-name="ce4"/>
          <table:table-cell table:style-name="ce5"/>
          <table:table-cell table:style-name="ce6"/>
          <table:table-cell table:number-columns-repeated="3" table:style-name="ce7"/>
          <table:table-cell table:style-name="ce11"/>
          <table:table-cell table:style-name="ce7"/>
          <table:table-cell table:number-columns-repeated="16375"/>
        </table:table-row>
        <table:table-row table:number-rows-repeated="1048545" table:style-name="ro2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4_0_37__32_-_32_Accent3" style:display-name="60% - Accent3" style:family="table-cell" style:data-style-name="N0">
      <style:table-cell-properties fo:background-color="#C9C9C9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Andres Blanco Volo</meta:initial-creator>
    <dc:creator>Andres Blanco Volo</dc:creator>
    <meta:creation-date>2023-09-12T14:48:32Z</meta:creation-date>
    <dc:date>2023-09-29T17:47:18Z</dc:date>
  </office:meta>
</office:document-meta>
</file>